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35587" officeooo:paragraph-rsid="0005b60d"/>
    </style:style>
    <style:style style:name="P2" style:family="paragraph" style:parent-style-name="Text_20_body">
      <style:paragraph-properties fo:text-align="justify" style:justify-single-word="false"/>
      <style:text-properties officeooo:rsid="0003d6e0" officeooo:paragraph-rsid="0007b020"/>
    </style:style>
    <style:style style:name="P3" style:family="paragraph" style:parent-style-name="Text_20_body">
      <style:paragraph-properties fo:text-align="justify" style:justify-single-word="false"/>
      <style:text-properties officeooo:paragraph-rsid="0007a289"/>
    </style:style>
    <style:style style:name="P4" style:family="paragraph" style:parent-style-name="Text_20_body">
      <style:paragraph-properties fo:text-align="justify" style:justify-single-word="false"/>
      <style:text-properties officeooo:rsid="0005b60d" officeooo:paragraph-rsid="0005b60d"/>
    </style:style>
    <style:style style:name="P5" style:family="paragraph" style:parent-style-name="Text_20_body">
      <style:text-properties officeooo:rsid="0007b020" officeooo:paragraph-rsid="0007b020"/>
    </style:style>
    <style:style style:name="P6" style:family="paragraph" style:parent-style-name="Text_20_body">
      <style:paragraph-properties fo:text-align="justify" style:justify-single-word="false"/>
      <style:text-properties officeooo:rsid="0003d6e0" officeooo:paragraph-rsid="0005b60d"/>
    </style:style>
    <style:style style:name="P7" style:family="paragraph" style:parent-style-name="Text_20_body">
      <style:paragraph-properties fo:text-align="justify" style:justify-single-word="false"/>
      <style:text-properties officeooo:rsid="0005b60d" officeooo:paragraph-rsid="0005b60d"/>
    </style:style>
    <style:style style:name="T1" style:family="text">
      <style:text-properties officeooo:rsid="00035587"/>
    </style:style>
    <style:style style:name="T2" style:family="text">
      <style:text-properties officeooo:rsid="0003d6e0"/>
    </style:style>
    <style:style style:name="T3" style:family="text">
      <style:text-properties officeooo:rsid="0005b60d"/>
    </style:style>
    <style:style style:name="T4" style:family="text">
      <style:text-properties officeooo:rsid="0007a289"/>
    </style:style>
    <style:style style:name="T5" style:family="text">
      <style:text-properties officeooo:rsid="0007b020"/>
    </style:style>
    <style:style style:name="T6" style:family="text">
      <style:text-properties officeooo:rsid="00088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П</text:span>рограммирование на языке С++ в среде Qt Creator</text:p>
      <text:p text:style-name="P5">Алексеев Е.Р., Злобин Г.Г., Костюк Д.А., Чеснокова О.В., Чмыхало А.<text:span text:style-name="T6">C</text:span>.</text:p>
      <text:h text:style-name="Heading_20_2" text:outline-level="2">Предисловие</text:h>
      <text:p text:style-name="P1">Книга, <text:span text:style-name="T2">которую открыл читатель, является с одной стороны учебником по алгоритмизации и программированию на С++, а с другой – пособием по разработке визуальных приложений в среде QT Creator. В книге описаны среда программирования Qt Creator и редактор Geany. При чтении книги не требуется предварительного знакомства с программированием. </text:span></text:p>
      <text:p text:style-name="P6">В первой части книги (главы 1-9) на большом количестве примеров представлены методы построения программ на языке С++, особое внимание уделено построению циклических программ, программированию с использованием функций, массивов, матриц и указателей. </text:p>
      <text:p text:style-name="P4">Вторая часть книги (глава 10) посвящена объектно-ориентированному программированию на <text:s/>С++. </text:p>
      <text:p text:style-name="P4">В третьей части книги (главы 11-15) читатель научиться создавать кроссплатформенные визуальные приложения с помощью Qt Creator и познакомится с библиотекой классов Qt.</text:p>
      <text:p text:style-name="P4">В книге присутствуют задания для самостоятельного решения.</text:p>
      <text:p text:style-name="P3"><text:span text:style-name="T4">Приложениях описан текстовый редактор Geany, а также кроссплатформенная </text:span>библиотека MathGL предназначена для построения <text:span text:style-name="T4">различных двух- и трёхмерных </text:span>графиков .</text:p>
      <text:p text:style-name="P4">Главы 1-9 написаны Алексеевым Е.Р. и Чесноковой О.В. Автором раздела по объектно-ориентированному программированию является Костюк Д.А. Главы 11-15, посвящённые программированию с использованием инструментария Qt, написаны Злобиным Г.Г. и Чмыхало А. <text:span text:style-name="T6">C</text:span>.</text:p>
      <text:p text:style-name="P4">Авторы благодарят компанию ALT Linux <text:span text:style-name="T5">(</text:span><text:a xlink:type="simple" xlink:href="http://www.altlinux.ru/"><text:span text:style-name="T5">www.altlinux.ru</text:span></text:a><text:span text:style-name="T5">) </text:span>и лично Алексея Смирнова и Владимира Чёрного за <text:s/>возможность издать очередную книгу по свободному программному обеспечению.</text:p>
      <text:p text:style-name="P4"/>
      <text:h text:style-name="Heading_20_2" text:outline-level="2">Аннотация</text:h>
      <text:p text:style-name="P1">Книга<text:span text:style-name="T2"> является учебником по алгоритмизации и программированию на С++ и пособием по разработке визуальных приложений в среде QT Creator. Также в книге описаны среда программирования Qt Creator, редактор Geany, кроссплатформенная билиотека построения графиков MathGL. При чтении книги не требуется предварительного знакомства с программированием. </text:span></text:p>
      <text:p text:style-name="P2">Издание предназначено для студентов, аспирантов и преподавателей вузов, а также для всех, кто изучает программирование на С++ <text:span text:style-name="T3">и осваивает кроссплатформенный инструментарий Qt для разработки программного обеспечения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08:31:43.481124876</meta:creation-date>
    <meta:generator>LibreOffice/4.1.4.2$Linux_X86_64 LibreOffice_project/410m0$Build-2</meta:generator>
    <dc:date>2013-12-22T12:17:08.990045595</dc:date>
    <meta:editing-duration>PT1H7M23S</meta:editing-duration>
    <meta:editing-cycles>4</meta:editing-cycles>
    <meta:document-statistic meta:table-count="0" meta:image-count="0" meta:object-count="0" meta:page-count="1" meta:paragraph-count="14" meta:word-count="277" meta:character-count="2189" meta:non-whitespace-character-count="1918"/>
  </office:meta>
</office:document-meta>
</file>